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4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5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6" style:parent-style-name="ListParagraph" style:family="paragraph">
      <style:paragraph-properties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de" style:country-asian="DE"/>
    </style:style>
    <style:style style:name="P7" style:parent-style-name="HTMLPreformatted" style:family="paragraph">
      <style:paragraph-properties fo:background-color="#FFFFFF"/>
      <style:text-properties fo:color="#000000" fo:font-size="9pt" style:font-size-asian="9pt" style:font-size-complex="9pt"/>
    </style:style>
    <style:style style:name="P8" style:parent-style-name="HTMLPreformatted" style:family="paragraph">
      <style:paragraph-properties fo:background-color="#FFFFFF"/>
      <style:text-properties fo:color="#000000" fo:font-size="9pt" style:font-size-asian="9pt" style:font-size-complex="9pt"/>
    </style:style>
    <style:style style:name="P9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10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11" style:parent-style-name="ListParagraph" style:family="paragraph">
      <style:paragraph-properties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style:language-asian="de" style:country-asian="DE"/>
    </style:style>
    <style:style style:name="P12" style:parent-style-name="HTMLPreformatted" style:family="paragraph">
      <style:paragraph-properties fo:background-color="#FFFFFF"/>
      <style:text-properties fo:color="#000000" fo:font-size="9pt" style:font-size-asian="9pt" style:font-size-complex="9pt"/>
    </style:style>
    <style:style style:name="P13" style:parent-style-name="HTMLPreformatted" style:family="paragraph">
      <style:paragraph-properties fo:background-color="#FFFFFF"/>
      <style:text-properties fo:color="#000000" fo:font-size="9pt" style:font-size-asian="9pt" style:font-size-complex="9pt"/>
    </style:style>
    <style:style style:name="P14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15" style:parent-style-name="Heading1" style:family="paragraph">
      <style:text-properties fo:language="en" fo:country="US"/>
    </style:style>
    <style:style style:name="P16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17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18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19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20" style:parent-style-name="Heading1" style:family="paragraph">
      <style:text-properties fo:language="en" fo:country="US"/>
    </style:style>
    <style:style style:name="P21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2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3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4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25" style:parent-style-name="Heading1" style:family="paragraph">
      <style:text-properties fo:language="en" fo:country="US"/>
    </style:style>
    <style:style style:name="P26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7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8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29" style:parent-style-name="ListParagraph" style:family="paragraph">
      <style:text-properties style:font-name="Calibri Light" style:font-name-complex="Calibri Light" fo:font-size="12pt" style:font-size-asian="12pt" fo:language="en" fo:country="US"/>
    </style:style>
    <style:style style:name="P30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T31" style:parent-style-name="DefaultParagraphFont" style:family="text">
      <style:text-properties style:font-name="Calibri Light" style:font-name-complex="Calibri Light" fo:font-size="12pt" style:font-size-asian="12pt" fo:language="en" fo:country="US"/>
    </style:style>
    <style:style style:name="P32" style:parent-style-name="Normal" style:family="paragraph">
      <style:text-properties style:font-name="Calibri Light" style:font-name-complex="Calibri Light" fo:font-size="12pt" style:font-size-asian="12pt" fo:language="en" fo:country="US"/>
    </style:style>
    <style:style style:name="P33" style:parent-style-name="Normal" style:family="paragraph">
      <style:text-properties style:font-name="Calibri Light" style:font-name-complex="Calibri Light" fo:language="en" fo:country="US"/>
    </style:style>
  </office:automatic-styles>
  <office:body>
    <office:text text:use-soft-page-breaks="true">
      <text:h text:style-name="P1" text:outline-level="1">Description of TCs</text:h>
      <text:p text:style-name="P4">I created 6 TC within two separate files ‘Users’ and ‘Albums’ under Test Suite ‘TestCases’.</text:p>
      <text:p text:style-name="P5">/Albums:</text:p>
      <text:list text:style-name="LFO1" text:continue-numbering="true">
        <text:list-item>
          <text:p text:style-name="P6">test_Validate_StatusCode</text:p>
        </text:list-item>
        <text:list-item>
          <text:p text:style-name="P7">test_FetchServer</text:p>
        </text:list-item>
        <text:list-item>
          <text:p text:style-name="P8">test_CountUser</text:p>
        </text:list-item>
      </text:list>
      <text:p text:style-name="P9"/>
      <text:p text:style-name="P10">/Users:</text:p>
      <text:list text:style-name="LFO2" text:continue-numbering="true">
        <text:list-item>
          <text:p text:style-name="P11">test_Validate_StatusCode</text:p>
        </text:list-item>
        <text:list-item>
          <text:p text:style-name="P12">test_FetchServer</text:p>
        </text:list-item>
        <text:list-item>
          <text:p text:style-name="P13">test_CountUser</text:p>
        </text:list-item>
      </text:list>
      <text:p text:style-name="P14"/>
      <text:h text:style-name="P15" text:outline-level="1">Minimum requirements Passed</text:h>
      <text:list text:style-name="LFO3" text:continue-numbering="true">
        <text:list-item>
          <text:p text:style-name="P16">All test can trigger from a command line</text:p>
        </text:list-item>
        <text:list-item>
          <text:p text:style-name="P17">It clearly report outcome when using command with ‘-v’</text:p>
        </text:list-item>
        <text:list-item>
          <text:p text:style-name="P18">Followed all points in Definition of Done</text:p>
        </text:list-item>
      </text:list>
      <text:p text:style-name="P19"/>
      <text:h text:style-name="P20" text:outline-level="1">Optional requirements Passed</text:h>
      <text:list text:style-name="LFO4" text:continue-numbering="true">
        <text:list-item>
          <text:p text:style-name="P21">Every execution of the tests produces artifacts containing a summary of the performed test when triggering TCs using allure method</text:p>
        </text:list-item>
        <text:list-item>
          <text:p text:style-name="P22">Test to perform is configurable for scenarios when triggering using tags (Smoke, Sanity)</text:p>
        </text:list-item>
        <text:list-item>
          <text:p text:style-name="P23">Possibility to enable a performance stress test</text:p>
        </text:list-item>
      </text:list>
      <text:p text:style-name="P24"/>
      <text:h text:style-name="P25" text:outline-level="1">Definition of Done Passed</text:h>
      <text:list text:style-name="LFO5" text:continue-numbering="true">
        <text:list-item>
          <text:p text:style-name="P26">Implemented tests are matching functionality of https://jsonplaceholder.typicode.com service, all of them are passing</text:p>
        </text:list-item>
        <text:list-item>
          <text:p text:style-name="P27">The code adheres to high quality standards (as few lines of code as possible), best practices and a clear structure</text:p>
        </text:list-item>
        <text:list-item>
          <text:p text:style-name="P28">The code is easy to read without requiring comments and code is easy to maintain</text:p>
        </text:list-item>
        <text:list-item>
          <text:p text:style-name="P29">The resulting software is functional and can be tested by us</text:p>
        </text:list-item>
      </text:list>
      <text:p text:style-name="P30"/>
      <text:p text:style-name="Normal"><text:span text:style-name="Heading1Char">Declaration</text:span><text:span text:style-name="T31">:</text:span></text:p>
      <text:p text:style-name="P32">I<text:s/>(Ashish Deshmukh)<text:s/>declare, this delivery (.zip file) does not contain any malicious program which infect your system in any way.<text:s/>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style="italic" style:font-style-asian="italic"/>
    </style:style>
    <style:style style:name="P3" style:parent-style-name="Header" style:family="paragraph">
      <style:text-properties fo:font-style="italic" style:font-style-asian="italic"/>
    </style:style>
  </office:automatic-styles>
  <office:master-styles>
    <style:master-page style:name="MP0" style:page-layout-name="PL0">
      <style:header>
        <text:p text:style-name="P2">Assignment<text:s/>&gt; Definiens &gt; API Testing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 </meta:initial-creator>
    <dc:creator> </dc:creator>
    <meta:creation-date>2019-05-23T15:29:00Z</meta:creation-date>
    <dc:date>2019-05-23T15:45:00Z</dc:date>
    <meta:template xlink:href="Normal" xlink:type="simple"/>
    <meta:editing-cycles>5</meta:editing-cycles>
    <meta:editing-duration>PT0S</meta:editing-duration>
    <meta:document-statistic meta:page-count="1" meta:paragraph-count="2" meta:word-count="172" meta:character-count="1256" meta:row-count="9" meta:non-whitespace-character-count="1086"/>
  </office:meta>
</office:document-meta>
</file>